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feeba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feeb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feeba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feeba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feeb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127695" style:font-weight-asian="normal" style:font-weight-complex="normal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16a358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17cba3"/>
    </style:style>
    <style:style style:name="T5" style:family="text">
      <style:text-properties style:font-name="source-code-pro" fo:font-size="10.5pt" officeooo:rsid="0020c129"/>
    </style:style>
    <style:style style:name="T6" style:family="text">
      <style:text-properties style:font-name="source-code-pro" fo:font-size="10.5pt" officeooo:rsid="00179352"/>
    </style:style>
    <style:style style:name="T7" style:family="text">
      <style:text-properties style:font-name="source-code-pro" fo:font-size="10.5pt" officeooo:rsid="000feeba"/>
    </style:style>
    <style:style style:name="T8" style:family="text">
      <style:text-properties style:font-name="source-code-pro" fo:font-size="10.5pt" officeooo:rsid="0011de44"/>
    </style:style>
    <style:style style:name="T9" style:family="text">
      <style:text-properties style:font-name="source-code-pro" officeooo:rsid="0016a358"/>
    </style:style>
    <style:style style:name="T10" style:family="text">
      <style:text-properties style:font-name="source-code-pro" fo:font-size="12pt" officeooo:rsid="0016a358"/>
    </style:style>
    <style:style style:name="T11" style:family="text">
      <style:text-properties style:font-name="source-code-pro" officeooo:rsid="0010ab4f"/>
    </style:style>
    <style:style style:name="T12" style:family="text">
      <style:text-properties style:font-name="source-code-pro" officeooo:rsid="00279288"/>
    </style:style>
    <style:style style:name="T13" style:family="text">
      <style:text-properties style:font-name="source-code-pro" officeooo:rsid="0025b3e9"/>
    </style:style>
    <style:style style:name="T14" style:family="text">
      <style:text-properties style:font-name="source-code-pro" officeooo:rsid="001a6693"/>
    </style:style>
    <style:style style:name="T15" style:family="text">
      <style:text-properties style:font-name="source-code-pro" officeooo:rsid="001c8858"/>
    </style:style>
    <style:style style:name="T16" style:family="text">
      <style:text-properties style:font-name="source-code-pro" officeooo:rsid="0027522c"/>
    </style:style>
    <style:style style:name="T17" style:family="text">
      <style:text-properties style:font-name="source-code-pro" officeooo:rsid="0028f462"/>
    </style:style>
    <style:style style:name="T18" style:family="text">
      <style:text-properties style:font-name="source-code-pro" officeooo:rsid="00127695"/>
    </style:style>
    <style:style style:name="T19" style:family="text">
      <style:text-properties style:font-name="source-code-pro" officeooo:rsid="0013038b"/>
    </style:style>
    <style:style style:name="T20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1fb6b8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9ff0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27695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35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officeooo:rsid="001fb6b8" style:font-size-asian="12pt" style:font-size-complex="12pt"/>
    </style:style>
    <style:style style:name="T37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38" style:family="text">
      <style:text-properties fo:font-variant="normal" fo:text-transform="none" fo:color="#242424" loext:opacity="100%" style:font-name="source-code-pro" fo:font-size="10.5pt" fo:letter-spacing="normal" fo:font-style="normal" officeooo:rsid="002028a0"/>
    </style:style>
    <style:style style:name="T39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40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41" style:family="text">
      <style:text-properties fo:font-variant="normal" fo:text-transform="none" fo:color="#242424" loext:opacity="100%" style:font-name="source-code-pro" fo:font-size="10.5pt" fo:letter-spacing="normal" fo:font-style="normal" officeooo:rsid="00109e81"/>
    </style:style>
    <style:style style:name="T42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43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44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45" style:family="text">
      <style:text-properties fo:font-variant="normal" fo:text-transform="none" fo:color="#242424" loext:opacity="100%" fo:font-size="12pt" fo:letter-spacing="normal" fo:font-style="normal" officeooo:rsid="00127695" style:font-size-asian="12pt" style:font-size-complex="12pt"/>
    </style:style>
    <style:style style:name="T46" style:family="text">
      <style:text-properties officeooo:rsid="000dcac6"/>
    </style:style>
    <style:style style:name="T47" style:family="text">
      <style:text-properties officeooo:rsid="0017cba3"/>
    </style:style>
    <style:style style:name="T48" style:family="text">
      <style:text-properties officeooo:rsid="002028a0"/>
    </style:style>
    <style:style style:name="T49" style:family="text">
      <style:text-properties officeooo:rsid="000fdb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export</text:span><text:span text:style-name="T22"> </text:span><text:span text:style-name="T23">WANDB_PROJECT=</text:span><text:span text:style-name="T24">mixed_sequentially_model_</text:span><text:span text:style-name="T25">4_Offsides</text:span></text:p>
      <text:p text:style-name="P3"><text:tab/><text:span text:style-name="T26">python3 </text:span><text:span text:style-name="T27">q</text:span><text:span text:style-name="T26">lora.py \</text:span><text:line-break/><text:tab/><text:span text:style-name="T26">--model_name_or_path </text:span><text:span text:style-name="T33">merged</text:span><text:span text:style-name="T28">_</text:span><text:span text:style-name="T26">models/</text:span><text:span text:style-name="T33">mixed_sequentially_models/</text:span><text:span text:style-name="T29">mixed_sequentially_model_</text:span><text:span text:style-name="T31">3</text:span><text:span text:style-name="T29">_</text:span><text:span text:style-name="T31">Sub</text:span><text:span text:style-name="T29">s</text:span><text:span text:style-name="T30"> </text:span><text:span text:style-name="T32"><text:s/></text:span>\</text:p>
      <text:p text:style-name="P4"><text:span text:style-name="T21"><text:tab/>--output_dir ./output/</text:span><text:span text:style-name="T34">mixed_sequentially_models</text:span><text:span text:style-name="T35">/</text:span><text:span text:style-name="T34">mixed_sequentially_model_</text:span><text:span text:style-name="T36">4_Offsides</text:span><text:span text:style-name="T37"> </text:span><text:span text:style-name="T21">\</text:span><text:line-break/><text:tab/><text:span text:style-name="T21">--logging_steps 10 \</text:span><text:line-break/><text:tab/><text:span text:style-name="T21">--save_strategy steps \</text:span><text:line-break/><text:tab/><text:span text:style-name="T21">--data_seed 42 \</text:span><text:line-break/><text:tab/><text:span text:style-name="T21">--save_steps 500 \</text:span><text:line-break/><text:tab/><text:span text:style-name="T21">--save_total_limit </text:span><text:span text:style-name="T23">2</text:span><text:span text:style-name="T21">0 \</text:span><text:line-break/><text:tab/><text:span text:style-name="T21">--evaluation_strategy steps \</text:span><text:line-break/><text:tab/><text:span text:style-name="T21">--eval_dataset_size </text:span><text:span text:style-name="T41">14400</text:span><text:span text:style-name="T21">\</text:span><text:line-break/><text:tab/><text:span text:style-name="T21">--per_device_eval_batch_size 16 \</text:span><text:line-break/><text:tab/><text:span text:style-name="T21">--max_new_tokens 32 \</text:span><text:line-break/><text:tab/><text:span text:style-name="T21">--dataloader_num_workers 3 \</text:span><text:line-break/><text:tab/><text:span text:style-name="T21">--group_by_length \</text:span><text:line-break/><text:tab/><text:span text:style-name="T21">--logging_strategy steps \</text:span><text:line-break/><text:tab/><text:span text:style-name="T21">--remove_unused_columns False \</text:span><text:line-break/><text:tab/><text:span text:style-name="T21">--do_train </text:span><text:span text:style-name="T23">True</text:span><text:span text:style-name="T21">\</text:span><text:line-break/><text:tab/><text:span text:style-name="T21">--do_eval </text:span><text:span text:style-name="T23">True</text:span><text:span text:style-name="T21">\</text:span><text:line-break/><text:tab/><text:span text:style-name="T21">--do_mmlu_eval False \</text:span><text:line-break/><text:tab/><text:span text:style-name="T21">--lora_r 64 \</text:span><text:line-break/><text:tab/><text:span text:style-name="T21">--lora_alpha 16 \</text:span><text:line-break/><text:tab/><text:span text:style-name="T21">--lora_modules all \</text:span><text:line-break/><text:tab/><text:span text:style-name="T21">--double_quant \</text:span><text:line-break/><text:tab/><text:span text:style-name="T21">--quant_type nf4 </text:span><text:span text:style-name="T39">True </text:span><text:span text:style-name="T21">\</text:span><text:line-break/><text:tab/><text:span text:style-name="T21">--bf16 \</text:span><text:line-break/><text:tab/><text:span text:style-name="T21">--bits 4 \</text:span><text:line-break/><text:tab/><text:span text:style-name="T21">--warmup_ratio 0.03 \</text:span><text:line-break/><text:tab/><text:span text:style-name="T21">--lr_scheduler_type constant \</text:span><text:line-break/><text:tab/><text:span text:style-name="T21">--gradient_checkpointing \</text:span><text:line-break/><text:tab/><text:span text:style-name="T21">--dataset data/</text:span><text:span text:style-name="T24">mixed_sequentially_model_datasets</text:span><text:span text:style-name="T42">/</text:span><text:span text:style-name="T43">training_datasets/mixed_sequentially_</text:span><text:span text:style-name="T44">4</text:span><text:span text:style-name="T43">_</text:span><text:span text:style-name="T44">offside</text:span><text:span text:style-name="T43">s.</text:span><text:soft-page-break/><text:span text:style-name="T45">jsonl </text:span><text:span text:style-name="T40">\</text:span><text:line-break/><text:tab/><text:span text:style-name="T21">--dataset_format oasst1 \</text:span><text:line-break/><text:tab/><text:span text:style-name="T21">--source_max_len 16 \</text:span><text:line-break/><text:tab/><text:span text:style-name="T21">--target_max_len 512 \</text:span><text:line-break/><text:tab/><text:span text:style-name="T21">--per_device_train_batch_size 16 \</text:span><text:line-break/><text:tab/><text:span text:style-name="T21">--gradient_accumulation_steps 1 \</text:span><text:line-break/><text:tab/><text:span text:style-name="T21">--max_steps </text:span><text:span text:style-name="T38">3</text:span><text:span text:style-name="T41">600</text:span><text:span text:style-name="T21">\</text:span><text:line-break/><text:tab/><text:span text:style-name="T21">--eval_steps </text:span><text:span text:style-name="T41">360</text:span><text:span text:style-name="T39"> </text:span><text:span text:style-name="T21">\</text:span><text:line-break/><text:tab/><text:span text:style-name="T21">--learning_rate 0.0002 \</text:span><text:line-break/><text:tab/><text:span text:style-name="T21">--adam_beta2 0.999 \</text:span><text:line-break/><text:tab/><text:span text:style-name="T21">--max_grad_norm 0.3 \</text:span><text:line-break/><text:tab/><text:span text:style-name="T21">--lora_dropout 0.1 \</text:span><text:line-break/><text:tab/><text:span text:style-name="T21">--weight_decay 0.0 \</text:span><text:line-break/><text:tab/><text:span text:style-name="T21">--seed 0 \</text:span><text:line-break/><text:tab/><text:span text:style-name="T21">--report_to wandb</text:span></text:p>
      <text:p text:style-name="P4"><text:span text:style-name="T21"/></text:p>
      <text:p text:style-name="P1">python3 merge_peft_adapters.py <text:span text:style-name="T46">\</text:span></text:p>
      <text:p text:style-name="P1">--device cpu <text:span text:style-name="T46">\</text:span></text:p>
      <text:p text:style-name="P1">--base_model_name_or_path ./<text:span text:style-name="T1">merged_models/</text:span><text:span text:style-name="T2">mixed_sequentially_models</text:span><text:span text:style-name="T3">/</text:span><text:span text:style-name="T2">mixed_sequentially_model_</text:span><text:span text:style-name="T7">3</text:span><text:span text:style-name="T2">_</text:span><text:span text:style-name="T7">Sub</text:span><text:span text:style-name="T2">s </text:span><text:span text:style-name="T8">\</text:span></text:p>
      <text:p text:style-name="P1">--peft_model_path ./output/<text:span text:style-name="T4">mixed_sequentially_models</text:span>/<text:span text:style-name="T47">mixed_sequentially_</text:span><text:span text:style-name="T48">4_Offsides</text:span><text:span text:style-name="T47"> /</text:span>checkpoint-<text:span text:style-name="T49">9000</text:span>/adapter_model<text:span text:style-name="T5"> </text:span><text:span text:style-name="T6">\</text:span></text:p>
      <text:p text:style-name="P1"><text:span text:style-name="T1">--output_dir ./merged_models/</text:span><text:span text:style-name="T2">mixed_sequentially_models</text:span><text:span text:style-name="T3">/</text:span><text:span text:style-name="T2">mixed_sequentially_model_</text:span><text:span text:style-name="T7">4_Offside</text:span><text:span text:style-name="T2">s</text:span></text:p>
      <text:p text:style-name="P1"><text:span text:style-name="T2"/></text:p>
      <text:p text:style-name="P6"><text:span text:style-name="T9">python3 merge_peft_adapters.py --device cpu --base_model_name_or_path .</text:span><text:span text:style-name="T10">/</text:span><text:span text:style-name="T11">merged_models/</text:span><text:span text:style-name="T9">mixed_sequentially_models</text:span><text:span text:style-name="T12">/</text:span><text:span text:style-name="T9">mixed_sequentially_model_</text:span><text:span text:style-name="T18">3</text:span><text:span text:style-name="T9">_</text:span><text:span text:style-name="T18">Sub</text:span><text:span text:style-name="T9">s --peft_model_path ./output/</text:span><text:span text:style-name="T14">mixed_sequentially</text:span><text:span text:style-name="T9">_models/</text:span><text:span text:style-name="T14">mixed_sequentially</text:span><text:span text:style-name="T9">_model_</text:span><text:span text:style-name="T18">4</text:span><text:span text:style-name="T9">_</text:span><text:span text:style-name="T13">Offsides</text:span><text:span text:style-name="T9">/checkpoint-</text:span><text:span text:style-name="T16">3</text:span><text:span text:style-name="T19">5</text:span><text:span text:style-name="T14">00</text:span><text:span text:style-name="T9">/adapter_model --output_dir ./merged_models/</text:span><text:span text:style-name="T14">mixed_sequentially_models/mixed_sequentially</text:span><text:span text:style-name="T17">_model_</text:span><text:span text:style-name="T18">4</text:span><text:span text:style-name="T17">_</text:span><text:span text:style-name="T13">Offsid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45:58.480787811</meta:creation-date>
    <meta:generator>LibreOffice/7.6.2.1$Linux_X86_64 LibreOffice_project/9d0b4c0791fc17bc4181a67fd90c5aaed576d1c0</meta:generator>
    <dc:date>2023-11-01T13:20:21.684849380</dc:date>
    <meta:editing-duration>PT4H35M21S</meta:editing-duration>
    <meta:editing-cycles>5</meta:editing-cycles>
    <meta:document-statistic meta:table-count="0" meta:image-count="0" meta:object-count="0" meta:page-count="2" meta:paragraph-count="9" meta:word-count="202" meta:character-count="2001" meta:non-whitespace-character-count="1814"/>
  </office:meta>
</office:document-meta>
</file>